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SE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PMS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#</text:p>
          </table:table-cell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#</text:p>
          </table:table-cell>
        </table:table-row>
        <table:table-row table:style-name="ro1">
          <table:table-cell office:value-type="string" calcext:value-type="string">
            <text:p>GBLM</text:p>
          </table:table-cell>
          <table:table-cell office:value-type="float" office:value="2278.466612" calcext:value-type="float">
            <text:p>2278.466612</text:p>
          </table:table-cell>
          <table:table-cell office:value-type="float" office:value="7895.499985" calcext:value-type="float">
            <text:p>7895.49998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BLM</text:p>
          </table:table-cell>
          <table:table-cell office:value-type="float" office:value="1.084317" calcext:value-type="float">
            <text:p>1.084317</text:p>
          </table:table-cell>
          <table:table-cell office:value-type="float" office:value="3.376994" calcext:value-type="float">
            <text:p>3.3769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ARIMA (ogd)</text:p>
          </table:table-cell>
          <table:table-cell office:value-type="float" office:value="69554.516315" calcext:value-type="float">
            <text:p>69554.516315</text:p>
          </table:table-cell>
          <table:table-cell office:value-type="float" office:value="311272.256939" calcext:value-type="float">
            <text:p>311272.25693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OARIMA (ogd)</text:p>
          </table:table-cell>
          <table:table-cell office:value-type="float" office:value="2.83191" calcext:value-type="float">
            <text:p>2.83191</text:p>
          </table:table-cell>
          <table:table-cell office:value-type="float" office:value="10.384511" calcext:value-type="float">
            <text:p>10.3845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andConLSTM</text:p>
          </table:table-cell>
          <table:table-cell table:style-name="ce3" office:value-type="float" office:value="319.649204" calcext:value-type="float">
            <text:p>319.649204</text:p>
          </table:table-cell>
          <table:table-cell table:style-name="ce3" office:value-type="float" office:value="277.649987" calcext:value-type="float">
            <text:p>277.64998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andConLSTM</text:p>
          </table:table-cell>
          <table:table-cell table:style-name="ce3" office:value-type="float" office:value="0.85683" calcext:value-type="float">
            <text:p>0.85683</text:p>
          </table:table-cell>
          <table:table-cell office:value-type="float" office:value="2.62345" calcext:value-type="float">
            <text:p>2.623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ondrianForest</text:p>
          </table:table-cell>
          <table:table-cell office:value-type="float" office:value="52229.016982" calcext:value-type="float">
            <text:p>52229.016982</text:p>
          </table:table-cell>
          <table:table-cell office:value-type="float" office:value="61909.085888" calcext:value-type="float">
            <text:p>61909.08588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ndrianForest</text:p>
          </table:table-cell>
          <table:table-cell office:value-type="float" office:value="1.394115" calcext:value-type="float">
            <text:p>1.394115</text:p>
          </table:table-cell>
          <table:table-cell table:style-name="ce3" office:value-type="float" office:value="1.389691" calcext:value-type="float">
            <text:p>1.3896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320.994264" calcext:value-type="float">
            <text:p>320.994264</text:p>
          </table:table-cell>
          <table:table-cell office:value-type="float" office:value="283.673575" calcext:value-type="float">
            <text:p>283.67357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LSTM</text:p>
          </table:table-cell>
          <table:table-cell office:value-type="float" office:value="0.85895" calcext:value-type="float">
            <text:p>0.85895</text:p>
          </table:table-cell>
          <table:table-cell office:value-type="float" office:value="2.630313" calcext:value-type="float">
            <text:p>2.6303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ARIMA (ons)</text:p>
          </table:table-cell>
          <table:table-cell office:value-type="float" office:value="69554.51571" calcext:value-type="float">
            <text:p>69554.51571</text:p>
          </table:table-cell>
          <table:table-cell office:value-type="float" office:value="311272.251781" calcext:value-type="float">
            <text:p>311272.25178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OARIMA (ons)</text:p>
          </table:table-cell>
          <table:table-cell office:value-type="float" office:value="2.83191" calcext:value-type="float">
            <text:p>2.83191</text:p>
          </table:table-cell>
          <table:table-cell office:value-type="float" office:value="10.384511" calcext:value-type="float">
            <text:p>10.3845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WHLR</text:p>
          </table:table-cell>
          <table:table-cell office:value-type="float" office:value="135993.352446" calcext:value-type="float">
            <text:p>135993.352446</text:p>
          </table:table-cell>
          <table:table-cell office:value-type="float" office:value="221270.570609" calcext:value-type="float">
            <text:p>221270.570609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WHLR</text:p>
          </table:table-cell>
          <table:table-cell office:value-type="float" office:value="6.422582" calcext:value-type="float">
            <text:p>6.422582</text:p>
          </table:table-cell>
          <table:table-cell office:value-type="float" office:value="12.20373" calcext:value-type="float">
            <text:p>12.203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MLShepard</text:p>
          </table:table-cell>
          <table:table-cell office:value-type="float" office:value="404.966623" calcext:value-type="float">
            <text:p>404.966623</text:p>
          </table:table-cell>
          <table:table-cell office:value-type="float" office:value="1000.82922" calcext:value-type="float">
            <text:p>1000.82922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MLShepard</text:p>
          </table:table-cell>
          <table:table-cell office:value-type="float" office:value="0.858288" calcext:value-type="float">
            <text:p>0.858288</text:p>
          </table:table-cell>
          <table:table-cell office:value-type="float" office:value="2.640538" calcext:value-type="float">
            <text:p>2.6405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PASE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DMS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GBLM</text:p>
          </table:table-cell>
          <table:table-cell office:value-type="float" office:value="0.009484" calcext:value-type="float">
            <text:p>0.009484</text:p>
          </table:table-cell>
          <table:table-cell office:value-type="float" office:value="0.039109" calcext:value-type="float">
            <text:p>0.03910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BLM</text:p>
          </table:table-cell>
          <table:table-cell office:value-type="float" office:value="0.715711" calcext:value-type="float">
            <text:p>0.715711</text:p>
          </table:table-cell>
          <table:table-cell office:value-type="float" office:value="2.748236" calcext:value-type="float">
            <text:p>2.7482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ARIMA (ogd)</text:p>
          </table:table-cell>
          <table:table-cell office:value-type="float" office:value="0.073185" calcext:value-type="float">
            <text:p>0.073185</text:p>
          </table:table-cell>
          <table:table-cell office:value-type="float" office:value="0.26144" calcext:value-type="float">
            <text:p>0.2614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OARIMA (ogd)</text:p>
          </table:table-cell>
          <table:table-cell office:value-type="float" office:value="2.335708" calcext:value-type="float">
            <text:p>2.335708</text:p>
          </table:table-cell>
          <table:table-cell office:value-type="float" office:value="8.72682" calcext:value-type="float">
            <text:p>8.726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andConLSTM</text:p>
          </table:table-cell>
          <table:table-cell office:value-type="float" office:value="0.005643" calcext:value-type="float">
            <text:p>0.005643</text:p>
          </table:table-cell>
          <table:table-cell office:value-type="float" office:value="0.037567" calcext:value-type="float">
            <text:p>0.03756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andConLSTM</text:p>
          </table:table-cell>
          <table:table-cell table:style-name="ce3" office:value-type="float" office:value="0.291505" calcext:value-type="float">
            <text:p>0.291505</text:p>
          </table:table-cell>
          <table:table-cell office:value-type="float" office:value="1.520743" calcext:value-type="float">
            <text:p>1.5207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ondrianForest</text:p>
          </table:table-cell>
          <table:table-cell office:value-type="float" office:value="0.673446" calcext:value-type="float">
            <text:p>0.673446</text:p>
          </table:table-cell>
          <table:table-cell office:value-type="float" office:value="0.663487" calcext:value-type="float">
            <text:p>0.66348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ndrianForest</text:p>
          </table:table-cell>
          <table:table-cell office:value-type="float" office:value="1.034101" calcext:value-type="float">
            <text:p>1.034101</text:p>
          </table:table-cell>
          <table:table-cell table:style-name="ce3" office:value-type="float" office:value="1.059091" calcext:value-type="float">
            <text:p>1.0590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005688" calcext:value-type="float">
            <text:p>0.005688</text:p>
          </table:table-cell>
          <table:table-cell office:value-type="float" office:value="0.037675" calcext:value-type="float">
            <text:p>0.03767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LSTM</text:p>
          </table:table-cell>
          <table:table-cell office:value-type="float" office:value="0.294108" calcext:value-type="float">
            <text:p>0.294108</text:p>
          </table:table-cell>
          <table:table-cell office:value-type="float" office:value="1.534817" calcext:value-type="float">
            <text:p>1.5348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ARIMA (ons)</text:p>
          </table:table-cell>
          <table:table-cell office:value-type="float" office:value="0.073185" calcext:value-type="float">
            <text:p>0.073185</text:p>
          </table:table-cell>
          <table:table-cell office:value-type="float" office:value="0.26144" calcext:value-type="float">
            <text:p>0.2614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OARIMA (ons)</text:p>
          </table:table-cell>
          <table:table-cell office:value-type="float" office:value="2.335708" calcext:value-type="float">
            <text:p>2.335708</text:p>
          </table:table-cell>
          <table:table-cell office:value-type="float" office:value="8.72682" calcext:value-type="float">
            <text:p>8.726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WHLR</text:p>
          </table:table-cell>
          <table:table-cell office:value-type="float" office:value="3.334571" calcext:value-type="float">
            <text:p>3.334571</text:p>
          </table:table-cell>
          <table:table-cell office:value-type="float" office:value="6.095851" calcext:value-type="float">
            <text:p>6.095851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WHLR</text:p>
          </table:table-cell>
          <table:table-cell office:value-type="float" office:value="4.919766" calcext:value-type="float">
            <text:p>4.919766</text:p>
          </table:table-cell>
          <table:table-cell office:value-type="float" office:value="10.616362" calcext:value-type="float">
            <text:p>10.6163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MLShepard</text:p>
          </table:table-cell>
          <table:table-cell table:style-name="ce3" office:value-type="float" office:value="0.000474" calcext:value-type="float">
            <text:p>0.000474</text:p>
          </table:table-cell>
          <table:table-cell table:style-name="ce3" office:value-type="float" office:value="0.037455" calcext:value-type="float">
            <text:p>0.037455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MLShepard</text:p>
          </table:table-cell>
          <table:table-cell office:value-type="float" office:value="0.658571" calcext:value-type="float">
            <text:p>0.658571</text:p>
          </table:table-cell>
          <table:table-cell office:value-type="float" office:value="2.466257" calcext:value-type="float">
            <text:p>2.466257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5">00/00/0000</text:date>, <text:time style:data-style-name="N2" text:time-value="10:59:40.410399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10:18:27.619978764</meta:creation-date>
    <dc:date>2021-01-05T11:12:10.449265015</dc:date>
    <meta:editing-duration>PT46S</meta:editing-duration>
    <meta:editing-cycles>2</meta:editing-cycles>
    <meta:generator>LibreOffice/5.1.6.2$Linux_X86_64 LibreOffice_project/10m0$Build-2</meta:generator>
    <meta:document-statistic meta:table-count="1" meta:cell-count="140" meta:object-count="0"/>
  </office:meta>
</office:document-meta>
</file>